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428cm" fo:min-width="1.989cm"/>
    </style:style>
    <style:style style:name="gr2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643cm" fo:min-width="5.154cm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9.099cm" fo:min-width="9.458cm" fo:wrap-option="wrap"/>
    </style:style>
    <style:style style:name="gr4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429cm" fo:min-width="1.99cm"/>
    </style:style>
    <style:style style:name="gr5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517cm" fo:min-width="3.945cm"/>
      <style:paragraph-properties style:writing-mode="lr-tb"/>
    </style:style>
    <style:style style:name="gr6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428cm" fo:min-width="1.991cm"/>
    </style:style>
    <style:style style:name="gr7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644cm" fo:min-width="3.234cm"/>
      <style:paragraph-properties style:writing-mode="lr-tb"/>
    </style:style>
    <style:style style:name="gr8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644cm" fo:min-width="3.235cm"/>
      <style:paragraph-properties style:writing-mode="lr-tb"/>
    </style:style>
    <style:style style:name="gr9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644cm" fo:min-width="3.803cm"/>
      <style:paragraph-properties style:writing-mode="lr-tb"/>
    </style:style>
    <style:style style:name="gr10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428cm" fo:min-width="1.992cm"/>
    </style:style>
    <style:style style:name="gr11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646cm" fo:min-width="3.233cm"/>
      <style:paragraph-properties style:writing-mode="lr-tb"/>
    </style:style>
    <style:style style:name="gr12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645cm" fo:min-width="3.233cm"/>
      <style:paragraph-properties style:writing-mode="lr-tb"/>
    </style:style>
    <style:style style:name="gr13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643cm" fo:min-width="4.657cm"/>
      <style:paragraph-properties style:writing-mode="lr-tb"/>
    </style:style>
    <style:style style:name="gr14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644cm" fo:min-width="3.803cm"/>
      <style:paragraph-properties style:writing-mode="lr-tb"/>
    </style:style>
    <style:style style:name="gr15" style:family="graphic" style:parent-style-name="objectwithoutfill">
      <style:graphic-properties draw:stroke="dash" draw:stroke-dash="Long_20_Dot" svg:stroke-width="0.081cm" svg:stroke-color="#168253" draw:marker-start="Arrowheads_20_2" draw:marker-start-width="0.421cm" draw:marker-end="Arrowheads_20_3" draw:marker-end-width="0.421cm" svg:stroke-linecap="butt" draw:fill="none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44cm" fo:min-width="1.558cm"/>
    </style:style>
    <style:style style:name="gr17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387cm" fo:min-width="3.173cm"/>
      <style:paragraph-properties style:writing-mode="lr-tb"/>
    </style:style>
    <style:style style:name="gr18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386cm" fo:min-width="3.173cm"/>
      <style:paragraph-properties style:writing-mode="lr-tb"/>
    </style:style>
    <style:style style:name="gr19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44cm" fo:min-width="1.557cm"/>
    </style:style>
    <style:style style:name="gr20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387cm" fo:min-width="3.173cm"/>
      <style:paragraph-properties style:writing-mode="lr-tb"/>
    </style:style>
    <style:style style:name="gr21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388cm" fo:min-width="3.172cm"/>
      <style:paragraph-properties style:writing-mode="lr-tb"/>
    </style:style>
    <style:style style:name="gr22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45cm" fo:min-width="1.558cm"/>
    </style:style>
    <style:style style:name="gr23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386cm" fo:min-width="3.172cm"/>
      <style:paragraph-properties style:writing-mode="lr-tb"/>
    </style:style>
    <style:style style:name="gr24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43cm" fo:min-width="1.558cm"/>
    </style:style>
    <style:style style:name="gr25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388cm" fo:min-width="3.173cm"/>
      <style:paragraph-properties style:writing-mode="lr-tb"/>
    </style:style>
    <style:style style:name="gr26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45cm" fo:min-width="1.559cm"/>
    </style:style>
    <style:style style:name="gr27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387cm" fo:min-width="3.173cm"/>
      <style:paragraph-properties style:writing-mode="lr-tb"/>
    </style:style>
    <style:style style:name="gr28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43cm" fo:min-width="1.559cm"/>
    </style:style>
    <style:style style:name="gr29" style:family="graphic" style:parent-style-name="standard">
      <style:graphic-properties draw:fill-color="#b2b2b2" draw:opacity="50%" draw:opacity-name="" draw:textarea-horizontal-align="justify" draw:textarea-vertical-align="middle" draw:auto-grow-height="false" fo:min-height="9.2cm" fo:min-width="6.15cm"/>
    </style:style>
    <style:style style:name="gr30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0.956cm" fo:min-width="1.251cm"/>
    </style:style>
    <style:style style:name="gr31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301cm" fo:min-width="3.675cm"/>
      <style:paragraph-properties style:writing-mode="lr-tb"/>
    </style:style>
    <style:style style:name="gr32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1cm" fo:min-width="4.5cm"/>
      <style:paragraph-properties style:writing-mode="lr-tb"/>
    </style:style>
    <style:style style:name="gr33" style:family="graphic" style:parent-style-name="standard">
      <style:graphic-properties draw:fill-color="#b2b2b2" draw:opacity="50%" draw:opacity-name="" draw:textarea-horizontal-align="justify" draw:textarea-vertical-align="middle" draw:auto-grow-height="false" fo:min-height="7.65cm" fo:min-width="6.15cm"/>
    </style:style>
    <style:style style:name="gr34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301cm" fo:min-width="3.375cm"/>
      <style:paragraph-properties style:writing-mode="lr-tb"/>
    </style:style>
    <style:style style:name="gr35" style:family="graphic" style:parent-style-name="standard">
      <style:graphic-properties draw:fill-color="#b2b2b2" draw:opacity="50%" draw:opacity-name="" draw:textarea-horizontal-align="justify" draw:textarea-vertical-align="middle" draw:auto-grow-height="false" fo:min-height="2.75cm" fo:min-width="8.75cm"/>
    </style:style>
    <style:style style:name="gr36" style:family="graphic" style:parent-style-name="standard">
      <style:graphic-properties draw:fill-color="#861141" draw:opacity="50%" draw:opacity-name="" draw:textarea-horizontal-align="justify" draw:textarea-vertical-align="middle" draw:auto-grow-height="false" fo:min-height="0.5cm" fo:min-width="6.5cm"/>
      <style:paragraph-properties style:writing-mode="lr-tb"/>
    </style:style>
    <style:style style:name="gr37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5cm" fo:min-width="6.5cm"/>
      <style:paragraph-properties style:writing-mode="lr-tb"/>
    </style:style>
    <style:style style:name="gr38" style:family="graphic" style:parent-style-name="standard">
      <style:graphic-properties draw:fill-color="#ffaa95" draw:opacity="50%" draw:opacity-name="" draw:textarea-horizontal-align="justify" draw:textarea-vertical-align="middle" draw:auto-grow-height="false" fo:min-height="0.75cm" fo:min-width="2.5cm"/>
      <style:paragraph-properties style:writing-mode="lr-tb"/>
    </style:style>
    <style:style style:name="gr39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5cm" fo:min-width="6.5cm"/>
      <style:paragraph-properties style:writing-mode="lr-tb"/>
    </style:style>
    <style:style style:name="gr40" style:family="graphic" style:parent-style-name="standard">
      <style:graphic-properties draw:fill-color="#b2b2b2" draw:opacity="50%" draw:opacity-name="" draw:textarea-horizontal-align="justify" draw:textarea-vertical-align="middle" draw:auto-grow-height="false" fo:min-height="2.75cm" fo:min-width="8.25cm"/>
    </style:style>
    <style:style style:name="gr41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91cm" fo:min-width="1.624cm"/>
    </style:style>
    <style:style style:name="gr42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409cm" fo:min-width="3.292cm"/>
      <style:paragraph-properties style:writing-mode="lr-tb"/>
    </style:style>
    <style:style style:name="gr43" style:family="graphic" style:parent-style-name="standard">
      <style:graphic-properties draw:fill-color="#ffbf00" draw:opacity="50%" draw:opacity-name="" draw:textarea-horizontal-align="justify" draw:textarea-vertical-align="middle" draw:auto-grow-height="false" fo:min-height="1.191cm" fo:min-width="1.625cm"/>
    </style:style>
    <style:style style:name="gr44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0.408cm" fo:min-width="3.292cm"/>
      <style:paragraph-properties style:writing-mode="lr-tb"/>
    </style:style>
    <style:style style:name="gr45" style:family="graphic" style:parent-style-name="standard">
      <style:graphic-properties draw:opacity="50%" draw:opacity-name="" draw:textarea-horizontal-align="justify" draw:textarea-vertical-align="middle" draw:auto-grow-height="false" fo:min-height="0.75cm" fo:min-width="5.5cm"/>
      <style:paragraph-properties style:writing-mode="lr-tb"/>
    </style:style>
    <style:style style:name="gr46" style:family="graphic" style:parent-style-name="standard">
      <style:graphic-properties draw:fill-color="#77bc65" draw:opacity="50%" draw:opacity-name="" draw:textarea-horizontal-align="justify" draw:textarea-vertical-align="middle" draw:auto-grow-height="false" fo:min-height="0.75cm" fo:min-width="1.626cm"/>
      <style:paragraph-properties style:writing-mode="lr-tb"/>
    </style:style>
    <style:style style:name="gr47" style:family="graphic" style:parent-style-name="standard">
      <style:graphic-properties draw:fill-color="#861141" draw:opacity="50%" draw:opacity-name="" draw:textarea-horizontal-align="justify" draw:textarea-vertical-align="middle" draw:auto-grow-height="false" fo:min-height="0.75cm" fo:min-width="2.376cm"/>
      <style:paragraph-properties style:writing-mode="lr-tb"/>
    </style:style>
    <style:style style:name="gr48" style:family="graphic" style:parent-style-name="standard">
      <style:graphic-properties draw:fill="solid" draw:fill-color="#729fcf" loext:fill-use-slide-background="false" draw:opacity="50%" draw:opacity-name="" draw:textarea-horizontal-align="justify" draw:textarea-vertical-align="middle" draw:auto-grow-height="false" fo:min-height="0.75cm" fo:min-width="5.5cm"/>
      <style:paragraph-properties style:writing-mode="lr-tb"/>
    </style:style>
    <style:style style:name="gr4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53" style:family="graphic" style:parent-style-name="objectwithoutfill">
      <style:graphic-properties draw:marker-end="Arrowheads_20_8" draw:marker-end-width="0.3cm" draw:fill="none" draw:textarea-vertical-align="middle"/>
    </style:style>
    <style:style style:name="gr54" style:family="graphic" style:parent-style-name="objectwithoutfill">
      <style:graphic-properties draw:marker-end="Arrowheads_20_9" draw:marker-end-width="0.3cm" draw:fill="none" draw:textarea-vertical-align="middle"/>
    </style:style>
    <style:style style:name="gr55" style:family="graphic" style:parent-style-name="objectwithoutfill">
      <style:graphic-properties draw:marker-end="Arrowheads_20_10" draw:marker-end-width="0.3cm" draw:fill="none" draw:textarea-vertical-align="middle"/>
    </style:style>
    <style:style style:name="gr56" style:family="graphic" style:parent-style-name="objectwithoutfill">
      <style:graphic-properties draw:marker-end="Arrowheads_20_11" draw:marker-end-width="0.3cm" draw:fill="none" draw:textarea-vertical-align="middle"/>
    </style:style>
    <style:style style:name="gr57" style:family="graphic" style:parent-style-name="objectwithoutfill">
      <style:graphic-properties draw:stroke="dash" draw:stroke-dash="Dash_20__28_Rounded_29_" svg:stroke-width="0.081cm" draw:marker-start-width="0.321cm" draw:marker-end="Arrowheads_20_14" draw:marker-end-width="0.421cm" svg:stroke-linecap="round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marker-end="Arrowheads_20_15" draw:marker-end-width="0.3cm" draw:fill="none" draw:textarea-vertical-align="middle"/>
    </style:style>
    <style:style style:name="gr59" style:family="graphic" style:parent-style-name="objectwithoutfill">
      <style:graphic-properties draw:stroke="dash" draw:stroke-dash="Dash_20__28_Rounded_29_" svg:stroke-width="0.081cm" draw:marker-start-width="0.321cm" draw:marker-end="Arrowheads_20_16" draw:marker-end-width="0.421cm" svg:stroke-linecap="round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draw:stroke="dash" draw:stroke-dash="Long_20_Dot" svg:stroke-width="0.081cm" svg:stroke-color="#861141" draw:marker-start="Arrowheads_20_2" draw:marker-start-width="0.421cm" draw:marker-end="Arrowheads_20_3" draw:marker-end-width="0.421cm" svg:stroke-linecap="butt" draw:fill="none" draw:textarea-vertical-align="middle" fo:padding-top="0.165cm" fo:padding-bottom="0.165cm" fo:padding-left="0.29cm" fo:padding-right="0.29cm"/>
      <style:paragraph-properties style:writing-mode="lr-tb"/>
    </style:style>
    <style:style style:name="gr61" style:family="graphic" style:parent-style-name="objectwithoutfill">
      <style:graphic-properties draw:stroke="dash" draw:stroke-dash="Dash" svg:stroke-width="0.081cm" svg:stroke-color="#168253" draw:marker-start="Arrowheads_20_17" draw:marker-start-width="0.421cm" draw:marker-end="Arrowheads_20_18" draw:marker-end-width="0.421cm" svg:stroke-linecap="butt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bf00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aa95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2a6099" draw:opacity="50%"/>
      <style:paragraph-properties fo:text-align="center"/>
    </style:style>
    <style:style style:name="P6" style:family="paragraph">
      <loext:graphic-properties draw:fill-color="#77bc65" draw:opacity="50%"/>
      <style:paragraph-properties fo:text-align="center"/>
    </style:style>
    <style:style style:name="P7" style:family="paragraph">
      <loext:graphic-properties draw:fill-color="#b2b2b2" draw:opacity="50%"/>
      <style:paragraph-properties fo:text-align="center"/>
    </style:style>
    <style:style style:name="P8" style:family="paragraph">
      <loext:graphic-properties draw:fill-color="#861141" draw:opacity="50%"/>
      <style:paragraph-properties fo:text-align="center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="solid" draw:fill-color="#729fc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8cm" svg:height="2.087cm" svg:x="23.675cm" svg:y="3.55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5.654cm" svg:height="0.893cm" svg:x="24.493cm" svg:y="3.91cm">
          <text:p text:style-name="P2">Datasour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4.082cm" svg:height="13.219cm" svg:x="23.888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89cm" svg:height="2.089cm" svg:x="21.969cm" svg:y="8.00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draw:layer="layout" svg:width="4.445cm" svg:height="0.767cm" svg:x="23.213cm" svg:y="8.49cm">
          <text:p text:style-name="P2">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9cm" svg:height="2.087cm" svg:x="24.528cm" svg:y="12.31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3.734cm" svg:height="0.894cm" svg:x="25.772cm" svg:y="12.677cm">
          <text:p text:style-name="P2">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9cm" svg:height="2.088cm" svg:x="25.096cm" svg:y="13.851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8" draw:text-style-name="P5" draw:layer="layout" svg:width="3.735cm" svg:height="0.894cm" svg:x="26.341cm" svg:y="14.21cm">
          <text:p text:style-name="P2">widg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draw:layer="layout" svg:width="2.49cm" svg:height="2.088cm" svg:x="34.199cm" svg:y="13.0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6" draw:layer="layout" svg:width="4.303cm" svg:height="0.894cm" svg:x="35.444cm" svg:y="13.375cm">
          <text:p text:style-name="P2">Useca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1" xml:id="id1" draw:id="id1" draw:layer="layout" svg:width="2.491cm" svg:height="2.087cm" svg:x="36.901cm" svg:y="6.75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6" draw:layer="layout" svg:width="3.733cm" svg:height="0.896cm" svg:x="38.147cm" svg:y="7.112cm">
          <text:p text:style-name="P2">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2.491cm" svg:height="2.088cm" svg:x="37.612cm" svg:y="8.14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6" draw:layer="layout" svg:width="3.733cm" svg:height="0.895cm" svg:x="39.214cm" svg:y="8.49cm">
          <text:p text:style-name="P2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9cm" svg:height="2.087cm" svg:x="31.924cm" svg:y="2.30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5.157cm" svg:height="0.893cm" svg:x="33.168cm" svg:y="2.663cm">
          <text:p text:style-name="P2">Rep Im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2.488cm" svg:height="2.088cm" svg:x="32.778cm" svg:y="3.8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3" draw:layer="layout" svg:width="4.303cm" svg:height="0.894cm" svg:x="34.022cm" svg:y="4.177cm">
          <text:p text:style-name="P2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line" svg:x1="36.901cm" svg:y1="7.8cm" svg:x2="34.022cm" svg:y2="5.802cm" draw:start-shape="id1" draw:start-glue-point="5" draw:end-shape="id2" draw:end-glue-point="6" svg:d="M36901 7800l-2879-1998" svg:viewBox="0 0 2880 1999">
          <text:p text:style-name="P2"/>
          <text:p text:style-name="P2"/>
          <text:p text:style-name="P2"/>
          <text:p text:style-name="P2"/>
          <text:p text:style-name="P2"/>
        </draw:connector>
        <draw:custom-shape draw:style-name="gr16" draw:text-style-name="P1" draw:layer="layout" svg:width="2.057cm" svg:height="1.734cm" svg:x="10.45cm" svg:y="17.097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7" draw:text-style-name="P5" xml:id="id12" draw:id="id12" draw:layer="layout" svg:width="3.673cm" svg:height="0.637cm" svg:x="11.479cm" svg:y="17.5cm">
          <text:p text:style-name="P2">Provid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" draw:layer="layout" svg:width="2.057cm" svg:height="1.734cm" svg:x="10.45cm" svg:y="21.259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8" draw:text-style-name="P6" draw:layer="layout" svg:width="3.673cm" svg:height="0.636cm" svg:x="11.479cm" svg:y="21.663cm">
          <text:p text:style-name="P2">Useca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9" draw:text-style-name="P1" draw:layer="layout" svg:width="2.056cm" svg:height="1.734cm" svg:x="11.038cm" svg:y="22.647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0" draw:text-style-name="P3" draw:layer="layout" svg:width="3.673cm" svg:height="0.637cm" svg:x="12.066cm" svg:y="23.05cm">
          <text:p text:style-name="P2">Rep Im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" draw:layer="layout" svg:width="2.057cm" svg:height="1.734cm" svg:x="22.556cm" svg:y="17.099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1" draw:text-style-name="P5" draw:layer="layout" svg:width="3.672cm" svg:height="0.638cm" svg:x="23.584cm" svg:y="17.502cm">
          <text:p text:style-name="P2">Pag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2" draw:text-style-name="P1" draw:layer="layout" svg:width="2.057cm" svg:height="1.735cm" svg:x="23.143cm" svg:y="18.487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3" draw:text-style-name="P5" xml:id="id16" draw:id="id16" draw:layer="layout" svg:width="3.672cm" svg:height="0.636cm" svg:x="24.172cm" svg:y="18.891cm">
          <text:p text:style-name="P2">Widg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" xml:id="id13" draw:id="id13" draw:layer="layout" svg:width="2.057cm" svg:height="1.734cm" svg:x="23.173cm" svg:y="21.378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7" draw:text-style-name="P5" xml:id="id15" draw:id="id15" draw:layer="layout" svg:width="3.673cm" svg:height="0.637cm" svg:x="24.201cm" svg:y="21.781cm">
          <text:p text:style-name="P2">Provid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4" draw:text-style-name="P1" xml:id="id18" draw:id="id18" draw:layer="layout" svg:width="2.057cm" svg:height="1.733cm" svg:x="43.711cm" svg:y="17.1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5" draw:text-style-name="P3" draw:layer="layout" svg:width="3.673cm" svg:height="0.638cm" svg:x="44.739cm" svg:y="17.503cm">
          <text:p text:style-name="P2">Rep Im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6" draw:text-style-name="P1" draw:layer="layout" svg:width="2.058cm" svg:height="1.735cm" svg:x="44.298cm" svg:y="18.488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0" draw:text-style-name="P3" draw:layer="layout" svg:width="3.673cm" svg:height="0.637cm" svg:x="45.327cm" svg:y="18.892cm">
          <text:p text:style-name="P2">Model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4" draw:text-style-name="P1" draw:layer="layout" svg:width="2.057cm" svg:height="1.733cm" svg:x="33.133cm" svg:y="17.101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7" draw:text-style-name="P6" draw:layer="layout" svg:width="3.673cm" svg:height="0.637cm" svg:x="34.161cm" svg:y="17.504cm">
          <text:p text:style-name="P2">Useca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" draw:layer="layout" svg:width="2.057cm" svg:height="1.734cm" svg:x="33.133cm" svg:y="21.378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7" draw:text-style-name="P6" xml:id="id17" draw:id="id17" draw:layer="layout" svg:width="3.673cm" svg:height="0.637cm" svg:x="34.161cm" svg:y="21.781cm">
          <text:p text:style-name="P2">Repositor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8" draw:text-style-name="P1" draw:layer="layout" svg:width="2.058cm" svg:height="1.733cm" svg:x="33.72cm" svg:y="22.767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8" draw:text-style-name="P6" draw:layer="layout" svg:width="3.673cm" svg:height="0.636cm" svg:x="34.749cm" svg:y="23.17cm">
          <text:p text:style-name="P2">Entit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9" draw:text-style-name="P7" xml:id="id8" draw:id="id8" draw:layer="layout" svg:width="6.65cm" svg:height="9.45cm" svg:x="41.55cm" svg:y="25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5cm" svg:height="1.5cm" svg:x="41.7cm" svg:y="26.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3" draw:layer="layout" svg:width="4.175cm" svg:height="0.551cm" svg:x="42.575cm" svg:y="27.149cm">
          <text:p text:style-name="P2">Datasour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" draw:layer="layout" svg:width="5cm" svg:height="1.25cm" svg:x="42.45cm" svg:y="29.05cm">
          <text:p text:style-name="P2">Remote Datasource Imp</text:p>
          <draw:enhanced-geometry svg:viewBox="0 0 21600 21600" draw:type="rectangle" draw:enhanced-path="M 0 0 L 21600 0 21600 21600 0 21600 0 0 Z N"/>
        </draw:custom-shape>
        <draw:custom-shape draw:style-name="gr33" draw:text-style-name="P7" xml:id="id10" draw:id="id10" draw:layer="layout" svg:width="6.65cm" svg:height="7.9cm" svg:x="50.35cm" svg:y="25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5cm" svg:height="1.5cm" svg:x="50.5cm" svg:y="26.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3" draw:layer="layout" svg:width="3.875cm" svg:height="0.551cm" svg:x="51.375cm" svg:y="27.149cm">
          <text:p text:style-name="P2">Datasour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7" xml:id="id9" draw:id="id9" draw:layer="layout" svg:width="9.25cm" svg:height="3cm" svg:x="44.95cm" svg:y="36.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7cm" svg:height="0.75cm" svg:x="46cm" svg:y="37.5cm">
          <text:p text:style-name="P2">Failure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7cm" svg:height="0.75cm" svg:x="46cm" svg:y="38.9cm">
          <text:p text:style-name="P2">Model</text:p>
          <draw:enhanced-geometry svg:viewBox="0 0 21600 21600" draw:type="rectangle" draw:enhanced-path="M 0 0 L 21600 0 21600 21600 0 21600 0 0 Z N"/>
        </draw:custom-shape>
        <draw:custom-shape draw:style-name="gr38" draw:text-style-name="P3" xml:id="id11" draw:id="id11" draw:layer="layout" svg:width="6cm" svg:height="2cm" svg:x="46.5cm" svg:y="21.75cm">
          <text:p text:style-name="P2">Intern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7" draw:layer="layout" svg:width="9.25cm" svg:height="3cm" svg:x="6cm" svg:y="27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7cm" svg:height="0.75cm" svg:x="7.05cm" svg:y="28.3cm">
          <text:p text:style-name="P2">Entity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7cm" svg:height="0.75cm" svg:x="7.05cm" svg:y="29.7cm">
          <text:p text:style-name="P2">Failur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75cm" svg:height="3cm" svg:x="30cm" svg:y="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7cm" svg:height="0.75cm" svg:x="30.8cm" svg:y="28.55cm">
          <text:p text:style-name="P2">Entity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7cm" svg:height="0.75cm" svg:x="30.8cm" svg:y="29.95cm">
          <text:p text:style-name="P2">Failure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123cm" svg:height="1.792cm" svg:x="19.79cm" svg:y="28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42" draw:text-style-name="P5" draw:layer="layout" svg:width="3.792cm" svg:height="0.659cm" svg:x="20.851cm" svg:y="28.416cm">
          <text:p text:style-name="P2">Pag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3" draw:text-style-name="P1" draw:layer="layout" svg:width="2.124cm" svg:height="1.792cm" svg:x="20.396cm" svg:y="29.435cm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44" draw:text-style-name="P5" xml:id="id14" draw:id="id14" draw:layer="layout" svg:width="3.792cm" svg:height="0.658cm" svg:x="21.458cm" svg:y="29.852cm">
          <text:p text:style-name="P2">Widge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5" draw:text-style-name="P9" xml:id="id7" draw:id="id7" draw:layer="layout" svg:width="6cm" svg:height="1cm" svg:x="14.75cm" svg:y="35.75cm">
          <text:p text:style-name="P2">Wid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6" xml:id="id6" draw:id="id6" draw:layer="layout" svg:width="4.25cm" svg:height="2cm" svg:x="21.25cm" svg:y="32.25cm">
          <text:p text:style-name="P2">Entity​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7" draw:text-style-name="P8" xml:id="id3" draw:id="id3" draw:layer="layout" svg:width="5.75cm" svg:height="2cm" svg:x="24.95cm" svg:y="36.25cm">
          <text:p text:style-name="P2">Failur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8" draw:text-style-name="P10" xml:id="id4" draw:id="id4" draw:layer="layout" svg:width="6cm" svg:height="1cm" svg:x="19.2cm" svg:y="39cm">
          <text:p text:style-name="P2">Erorr Wid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0" xml:id="id5" draw:id="id5" draw:layer="layout" svg:width="6cm" svg:height="1cm" svg:x="30.7cm" svg:y="39cm">
          <text:p text:style-name="P2">Loading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4" draw:layer="layout" svg:x1="24.95cm" svg:y1="37.25cm" svg:x2="22.2cm" svg:y2="39cm" draw:start-shape="id3" draw:start-glue-point="5" draw:end-shape="id4" draw:end-glue-point="4" svg:d="M24950 37250h-2750v1750" svg:viewBox="0 0 2751 1751">
          <text:p text:style-name="P2">Yes</text:p>
          <text:p text:style-name="P2"/>
        </draw:connector>
        <draw:connector draw:style-name="gr50" draw:text-style-name="P4" draw:layer="layout" svg:x1="30.7cm" svg:y1="37.25cm" svg:x2="33.7cm" svg:y2="39cm" draw:start-shape="id3" draw:start-glue-point="7" draw:end-shape="id5" draw:end-glue-point="4" svg:d="M30700 37250h3000v1750" svg:viewBox="0 0 3001 1751">
          <text:p text:style-name="P2">No</text:p>
          <text:p text:style-name="P2"/>
        </draw:connector>
        <draw:connector draw:style-name="gr51" draw:text-style-name="P4" draw:layer="layout" svg:x1="25.5cm" svg:y1="33.25cm" svg:x2="27.825cm" svg:y2="36.25cm" draw:start-shape="id6" draw:start-glue-point="7" draw:end-shape="id3" draw:end-glue-point="4" svg:d="M25500 33250h2325v3000" svg:viewBox="0 0 2326 3001">
          <text:p text:style-name="P2">No</text:p>
          <text:p text:style-name="P2"/>
          <text:p text:style-name="P2"/>
          <text:p text:style-name="P2"/>
        </draw:connector>
        <draw:connector draw:style-name="gr52" draw:text-style-name="P4" draw:layer="layout" svg:x1="21.25cm" svg:y1="33.25cm" svg:x2="17.75cm" svg:y2="35.75cm" draw:start-shape="id6" draw:start-glue-point="5" draw:end-shape="id7" draw:end-glue-point="4" svg:d="M21250 33250h-3500v2500" svg:viewBox="0 0 3501 2501">
          <text:p text:style-name="P2">Yes</text:p>
          <text:p text:style-name="P2"/>
          <text:p text:style-name="P2"/>
        </draw:connector>
        <draw:connector draw:style-name="gr53" draw:text-style-name="P4" draw:layer="layout" draw:line-skew="-0.5cm" svg:x1="44.875cm" svg:y1="34.55cm" svg:x2="49.575cm" svg:y2="36.95cm" draw:start-shape="id8" draw:start-glue-point="2" draw:end-shape="id9" draw:end-glue-point="0" svg:d="M44875 34550v700h4700v1700" svg:viewBox="0 0 4701 2401">
          <text:p/>
        </draw:connector>
        <draw:connector draw:style-name="gr54" draw:text-style-name="P4" draw:layer="layout" svg:x1="53.675cm" svg:y1="33cm" svg:x2="49.575cm" svg:y2="36.95cm" draw:start-shape="id10" draw:start-glue-point="2" draw:end-shape="id9" draw:end-glue-point="0" svg:d="M53675 33000v1975h-4100v1975" svg:viewBox="0 0 4101 3951">
          <text:p/>
        </draw:connector>
        <draw:connector draw:style-name="gr55" draw:text-style-name="P4" draw:layer="layout" svg:x1="46.5cm" svg:y1="22.75cm" svg:x2="44.875cm" svg:y2="25.1cm" draw:start-shape="id11" draw:start-glue-point="5" draw:end-shape="id8" draw:end-glue-point="0" svg:d="M46500 22750h-1625v2350" svg:viewBox="0 0 1626 2351">
          <text:p/>
        </draw:connector>
        <draw:connector draw:style-name="gr56" draw:text-style-name="P4" draw:layer="layout" svg:x1="52.5cm" svg:y1="22.75cm" svg:x2="53.675cm" svg:y2="25.1cm" draw:start-shape="id11" draw:start-glue-point="7" draw:end-shape="id10" draw:end-glue-point="0" svg:d="M52500 22750h1175v2350" svg:viewBox="0 0 1176 2351">
          <text:p/>
        </draw:connector>
        <draw:connector draw:style-name="gr57" draw:text-style-name="P4" draw:layer="layout" svg:x1="15.152cm" svg:y1="17.819cm" svg:x2="23.173cm" svg:y2="22.245cm" draw:start-shape="id12" draw:start-glue-point="7" draw:end-shape="id13" draw:end-glue-point="5" svg:d="M15152 17819h4010v4426h4011" svg:viewBox="0 0 8022 4427">
          <text:p/>
        </draw:connector>
        <draw:custom-shape draw:style-name="gr32" draw:text-style-name="P3" draw:layer="layout" svg:width="5cm" svg:height="1.25cm" svg:x="42.45cm" svg:y="31.991cm">
          <text:p text:style-name="P2">Local <text:s/>Datasource Imp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5cm" svg:height="1.25cm" svg:x="51cm" svg:y="29cm">
          <text:p text:style-name="P2">Local <text:s/>Datasource Imp</text:p>
          <draw:enhanced-geometry svg:viewBox="0 0 21600 21600" draw:type="rectangle" draw:enhanced-path="M 0 0 L 21600 0 21600 21600 0 21600 0 0 Z N"/>
        </draw:custom-shape>
        <draw:connector draw:style-name="gr58" draw:text-style-name="P4" draw:layer="layout" svg:x1="23.354cm" svg:y1="30.51cm" svg:x2="23.375cm" svg:y2="32.25cm" draw:start-shape="id14" draw:start-glue-point="6" draw:end-shape="id6" draw:end-glue-point="4" svg:d="M23354 30510v882h21v858" svg:viewBox="0 0 22 1741">
          <text:p/>
        </draw:connector>
        <draw:connector draw:style-name="gr59" draw:text-style-name="P4" draw:layer="layout" draw:type="line" svg:x1="26.038cm" svg:y1="21.781cm" svg:x2="26.008cm" svg:y2="19.527cm" draw:start-shape="id15" draw:start-glue-point="4" draw:end-shape="id16" draw:end-glue-point="6" svg:d="M26038 21781l-30-2254" svg:viewBox="0 0 31 2255">
          <text:p/>
        </draw:connector>
        <draw:connector draw:style-name="gr60" draw:text-style-name="P4" draw:layer="layout" draw:type="line" svg:x1="37.202cm" svg:y1="7.5cm" svg:x2="34.323cm" svg:y2="5.502cm" svg:d="M37202 7500l-2879-1998" svg:viewBox="0 0 2880 1999">
          <text:p text:style-name="P2"/>
          <text:p text:style-name="P2"/>
          <text:p text:style-name="P2"/>
          <text:p text:style-name="P2"/>
          <text:p text:style-name="P2"/>
        </draw:connector>
        <draw:connector draw:style-name="gr61" draw:text-style-name="P4" draw:layer="layout" svg:x1="37.834cm" svg:y1="22.1cm" svg:x2="43.711cm" svg:y2="17.967cm" draw:start-shape="id17" draw:start-glue-point="7" draw:end-shape="id18" draw:end-glue-point="5" svg:d="M37834 22100h2938v-4133h2939" svg:viewBox="0 0 5878 4134">
          <text:p/>
        </draw:connector>
        <draw:path draw:style-name="gr62" draw:text-style-name="P4" draw:layer="layout" svg:width="1.959cm" svg:height="2.578cm" draw:transform="rotate (2.9237755629409) translate (25.0413226168659cm 15.5293388049615cm)" svg:viewBox="0 0 1960 2579" svg:d="M1150 2518c677 308 974-630 720-1077-252-442-234-1046-754-1333-380-210-1246-147-1099 493l88 22">
          <text:p/>
        </draw:path>
        <draw:path draw:style-name="gr62" draw:text-style-name="P4" draw:layer="layout" svg:width="3.076cm" svg:height="1.519cm" draw:transform="rotate (0.463733982254893) translate (30.4022380769266cm 14.5654777782202cm)" svg:viewBox="0 0 3077 1520" svg:d="M0 8c548-76 936 384 1420 528 497 148 745 651 1256 765l346 219 55-109">
          <text:p/>
        </draw:path>
        <draw:path draw:style-name="gr62" draw:text-style-name="P4" draw:layer="layout" svg:width="0.732cm" svg:height="1.22cm" svg:x="33.5cm" svg:y="13.759cm" svg:viewBox="0 0 733 1221" svg:d="M0 0c92 272 1369 1058 325 1139l-284 82">
          <text:p/>
        </draw:path>
        <draw:path draw:style-name="gr62" draw:text-style-name="P4" draw:layer="layout" svg:width="3.459cm" svg:height="0.896cm" draw:transform="rotate (1.5707963267949) translate (35.9810092967695cm 12.619cm)" svg:viewBox="0 0 3460 897" svg:d="M0 2c518-27 984 227 1466 366 473 136 982 103 1465 244 1156 338-424-1278 285-81l244 366">
          <text:p/>
        </draw:path>
        <draw:path draw:style-name="gr62" draw:text-style-name="P4" draw:layer="layout" svg:width="1.421cm" svg:height="4.675cm" draw:transform="rotate (0.217817090648892) translate (42.129cm 4.315cm)" svg:viewBox="0 0 1422 4676" svg:d="M58 4640c525 168 1009-276 1235-685 264-478 45-1030 7-1541-47-623-279-1246-699-1739l-587-547-14-128">
          <text:p/>
        </draw:path>
        <draw:path draw:style-name="gr62" draw:text-style-name="P4" draw:layer="layout" svg:width="4.792cm" svg:height="12.625cm" draw:transform="skewX (3.07809211525396E-017) rotate (1.352979236146) translate (25.9708521221984cm 3.14840785414718cm)" svg:viewBox="0 0 4793 12626" svg:d="M1508 12589c645 140 1245-153 1863-246 614-92 811-768 1158-1174 505-589 146-1386 55-2013-165-1141-889-2092-1167-3202-180-718-509-1355-713-2093-247-891-658-1759-1257-2474-375-448-297-1520-1138-1373l-309 109">
          <text:p/>
        </draw:path>
        <draw:path draw:style-name="gr62" draw:text-style-name="P4" draw:layer="layout" svg:width="2.912cm" svg:height="0.961cm" draw:transform="rotate (-1.5707963267949) translate (23.364cm 4.885cm)" svg:viewBox="0 0 2913 962" svg:d="M0 325c461-17 919-14 1384-40 463-26 1743-129 1384 244-1052 1095 1057-208-367-407l-244-122">
          <text:p/>
        </draw:path>
        <draw:path draw:style-name="gr62" draw:text-style-name="P4" draw:layer="layout" svg:width="2.179cm" svg:height="0.333cm" draw:transform="rotate (-1.37252692376834) translate (23.1622160189046cm 10.314259371258cm)" svg:viewBox="0 0 2180 334" svg:d="M0 334c517 5 1026-96 1533-191l527-143 120 24">
          <text:p/>
        </draw:path>
        <draw:path draw:style-name="gr62" draw:text-style-name="P4" draw:layer="layout" svg:width="1.168cm" svg:height="0.864cm" draw:transform="rotate (-0.316777259236971) translate (23.0269111239695cm 11.5076476351502cm)" svg:viewBox="0 0 1169 865" svg:d="M0 484c329-145 1410 1004 1120-110l-37-374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3:47:07.169859690</meta:creation-date>
    <dc:date>2023-11-07T22:58:22.257835845</dc:date>
    <meta:editing-duration>PT9H11M16S</meta:editing-duration>
    <meta:editing-cycles>1</meta:editing-cycles>
    <meta:document-statistic meta:object-count="92"/>
    <meta:generator>LibreOffice/7.4.7.2$Linux_X86_64 LibreOffice_project/40$Build-2</meta:generator>
  </office:meta>
</office:document-meta>
</file>